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997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prev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RAM usage for the 06.2001 version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>
            <text:p>C</text:p>
          </table:table-cell>
          <table:table-cell table:style-name="ce2" office:value-type="string">
            <text:p>Ns</text:p>
          </table:table-cell>
          <table:table-cell table:style-name="ce2" office:value-type="string">
            <text:p>Ram Nodes</text:p>
          </table:table-cell>
          <table:table-cell table:style-name="ce2" office:value-type="string">
            <text:p>Ram Ch</text:p>
          </table:table-cell>
          <table:table-cell table:style-name="ce2" office:value-type="string">
            <text:p>Total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table:style-name="ce4" office:value-type="float" office:value="1200000">
            <text:p>1.200.000</text:p>
          </table:table-cell>
          <table:table-cell table:style-name="ce4" table:formula="of:=57*[.B4]" office:value-type="float" office:value="68400000">
            <text:p>68.400.000</text:p>
          </table:table-cell>
          <table:table-cell table:style-name="ce4" table:formula="of:=16*[.A4]*[.A4]*[.A4]*[.A4]*[.A4]*[.A4]*[.A4]*[.A4]" office:value-type="float" office:value="104976">
            <text:p>104.976</text:p>
          </table:table-cell>
          <table:table-cell table:style-name="ce4" table:formula="of:=[.C4]+[.D4]" office:value-type="float" office:value="68504976">
            <text:p>68.504.976</text:p>
          </table:table-cell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table:style-name="ce4" office:value-type="float" office:value="9700000">
            <text:p>9.700.000</text:p>
          </table:table-cell>
          <table:table-cell table:style-name="ce4" table:formula="of:=57*[.B5]" office:value-type="float" office:value="552900000">
            <text:p>552.900.000</text:p>
          </table:table-cell>
          <table:table-cell table:style-name="ce4" table:formula="of:=16*[.A5]*[.A5]*[.A5]*[.A5]*[.A5]*[.A5]*[.A5]*[.A5]" office:value-type="float" office:value="6250000">
            <text:p>6.250.000</text:p>
          </table:table-cell>
          <table:table-cell table:style-name="ce4" table:formula="of:=[.C5]+[.D5]" office:value-type="float" office:value="559150000">
            <text:p>559.150.000</text:p>
          </table:table-cell>
          <table:table-cell table:number-columns-repeated="2"/>
        </table:table-row>
        <table:table-row table:style-name="ro4">
          <table:table-cell office:value-type="float" office:value="8">
            <text:p>8</text:p>
          </table:table-cell>
          <table:table-cell table:style-name="ce4" office:value-type="float" office:value="63500000">
            <text:p>63.500.000</text:p>
          </table:table-cell>
          <table:table-cell table:style-name="ce4" table:formula="of:=57*[.B6]" office:value-type="float" office:value="3619500000">
            <text:p>3.619.500.000</text:p>
          </table:table-cell>
          <table:table-cell table:style-name="ce4" table:formula="of:=16*[.A6]*[.A6]*[.A6]*[.A6]*[.A6]*[.A6]*[.A6]*[.A6]" office:value-type="float" office:value="268435456">
            <text:p>268.435.456</text:p>
          </table:table-cell>
          <table:table-cell table:style-name="ce4" table:formula="of:=[.C6]+[.D6]" office:value-type="float" office:value="3887935456">
            <text:p>3.887.935.456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table:style-name="ce4" office:value-type="float" office:value="154800000">
            <text:p>154.800.000</text:p>
          </table:table-cell>
          <table:table-cell table:style-name="ce4" table:formula="of:=57*[.B7]" office:value-type="float" office:value="8823600000">
            <text:p>8.823.600.000</text:p>
          </table:table-cell>
          <table:table-cell table:style-name="ce4" table:formula="of:=16*[.A7]*[.A7]*[.A7]*[.A7]*[.A7]*[.A7]*[.A7]*[.A7]" office:value-type="float" office:value="1600000000">
            <text:p>1.600.000.000</text:p>
          </table:table-cell>
          <table:table-cell table:style-name="ce4" table:formula="of:=[.C7]+[.D7]" office:value-type="float" office:value="10423600000">
            <text:p>10.423.600.000</text:p>
          </table:table-cell>
          <table:table-cell table:number-columns-repeated="2"/>
        </table:table-row>
        <table:table-row table:style-name="ro4">
          <table:table-cell office:value-type="float" office:value="13">
            <text:p>13</text:p>
          </table:table-cell>
          <table:table-cell table:style-name="ce4" office:value-type="float" office:value="441000000">
            <text:p>441.000.000</text:p>
          </table:table-cell>
          <table:table-cell table:style-name="ce4" table:formula="of:=57*[.B8]" office:value-type="float" office:value="25137000000">
            <text:p>25.137.000.000</text:p>
          </table:table-cell>
          <table:table-cell table:style-name="ce4" table:formula="of:=16*[.A8]*[.A8]*[.A8]*[.A8]*[.A8]*[.A8]*[.A8]*[.A8]" office:value-type="float" office:value="13051691536">
            <text:p>13.051.691.536</text:p>
          </table:table-cell>
          <table:table-cell table:style-name="ce4" table:formula="of:=[.C8]+[.D8]" office:value-type="float" office:value="38188691536">
            <text:p>38.188.691.536</text:p>
          </table:table-cell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table:style-name="ce4" office:value-type="float" office:value="780801871">
            <text:p>780.801.871</text:p>
          </table:table-cell>
          <table:table-cell table:style-name="ce4" table:formula="of:=57*[.B9]" office:value-type="float" office:value="44505706647">
            <text:p>44.505.706.647</text:p>
          </table:table-cell>
          <table:table-cell table:style-name="ce4" table:formula="of:=16*[.A9]*[.A9]*[.A9]*[.A9]*[.A9]*[.A9]*[.A9]*[.A9]" office:value-type="float" office:value="41006250000">
            <text:p>41.006.250.000</text:p>
          </table:table-cell>
          <table:table-cell table:style-name="ce4" table:formula="of:=[.C9]+[.D9]" office:value-type="float" office:value="85511956647">
            <text:p>85.511.956.647</text:p>
          </table:table-cell>
          <table:table-cell table:number-columns-repeated="2"/>
        </table:table-row>
        <table:table-row table:style-name="ro4">
          <table:table-cell table:number-columns-repeated="7"/>
        </table:table-row>
        <table:table-row table:style-name="ro3">
          <table:table-cell table:style-name="ce1" office:value-type="string">
            <text:p>RAM usage for the 09.2011 version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>
            <text:p>PT nodes</text:p>
          </table:table-cell>
          <table:table-cell table:style-name="ce2" office:value-type="string">
            <text:p>PT Leaves</text:p>
          </table:table-cell>
          <table:table-cell table:style-name="ce2" office:value-type="string">
            <text:p>PCT nodes</text:p>
          </table:table-cell>
          <table:table-cell table:style-name="ce2" office:value-type="string">
            <text:p>RAM CF</text:p>
          </table:table-cell>
          <table:table-cell table:style-name="ce2" office:value-type="string">
            <text:p>RAM PT</text:p>
          </table:table-cell>
          <table:table-cell table:style-name="ce2" office:value-type="string">
            <text:p>RAM GV</text:p>
          </table:table-cell>
          <table:table-cell table:style-name="ce2" office:value-type="string">
            <text:p>RAM TOTAL, MB</text:p>
          </table:table-cell>
        </table:table-row>
        <table:table-row table:style-name="ro4">
          <table:table-cell table:formula="of:=205000000" office:value-type="float" office:value="205000000">
            <text:p>205000000</text:p>
          </table:table-cell>
          <table:table-cell office:value-type="float" office:value="128000000">
            <text:p>128000000</text:p>
          </table:table-cell>
          <table:table-cell table:formula="of:=14*12*10*8" office:value-type="float" office:value="13440">
            <text:p>13440</text:p>
          </table:table-cell>
          <table:table-cell table:formula="of:=[.C14]*[.C14]*2*4" office:value-type="float" office:value="1445068800">
            <text:p>1445068800</text:p>
          </table:table-cell>
          <table:table-cell table:formula="of:=2*[.A14]*14" office:value-type="float" office:value="5740000000">
            <text:p>5740000000</text:p>
          </table:table-cell>
          <table:table-cell table:formula="of:=2*8*[.B14]" office:value-type="float" office:value="2048000000">
            <text:p>2048000000</text:p>
          </table:table-cell>
          <table:table-cell table:formula="of:=SUM([.D14:.F14])/1024/1024" office:value-type="float" office:value="8805.34057617188">
            <text:p>8805,34</text:p>
          </table:table-cell>
        </table:table-row>
        <table:table-row table:style-name="ro4">
          <table:table-cell office:value-type="float" office:value="117000000">
            <text:p>117000000</text:p>
          </table:table-cell>
          <table:table-cell office:value-type="float" office:value="78000000">
            <text:p>78000000</text:p>
          </table:table-cell>
          <table:table-cell table:formula="of:=12*10*8*8" office:value-type="float" office:value="7680">
            <text:p>7680</text:p>
          </table:table-cell>
          <table:table-cell table:formula="of:=[.C15]*[.C15]*2*4" office:value-type="float" office:value="471859200">
            <text:p>471859200</text:p>
          </table:table-cell>
          <table:table-cell table:formula="of:=2*[.A15]*14" office:value-type="float" office:value="3276000000">
            <text:p>3276000000</text:p>
          </table:table-cell>
          <table:table-cell table:formula="of:=2*8*[.B15]" office:value-type="float" office:value="1248000000">
            <text:p>1248000000</text:p>
          </table:table-cell>
          <table:table-cell table:formula="of:=SUM([.D15:.F15])/1024/1024" office:value-type="float" office:value="4764.42260742188">
            <text:p>4764,42</text:p>
          </table:table-cell>
        </table:table-row>
        <table:table-row table:style-name="ro4">
          <table:table-cell table:number-columns-repeated="7"/>
        </table:table-row>
        <table:table-row table:style-name="ro3">
          <table:table-cell table:style-name="ce1" office:value-type="string">
            <text:p>RAM usage forecast for the 09.2011 version</text:p>
          </table:table-cell>
          <table:table-cell table:number-columns-repeated="6"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>
            <text:p>PT nodes</text:p>
          </table:table-cell>
          <table:table-cell table:style-name="ce2" office:value-type="string">
            <text:p>PT Leaves</text:p>
          </table:table-cell>
          <table:table-cell table:style-name="ce2" office:value-type="string">
            <text:p>PCT nodes</text:p>
          </table:table-cell>
          <table:table-cell table:style-name="ce2" office:value-type="string">
            <text:p>RAM CF</text:p>
          </table:table-cell>
          <table:table-cell table:style-name="ce2" office:value-type="string">
            <text:p>RAM PT</text:p>
          </table:table-cell>
          <table:table-cell table:style-name="ce2" office:value-type="string">
            <text:p>RAM GV</text:p>
          </table:table-cell>
          <table:table-cell table:style-name="ce2" office:value-type="string">
            <text:p>RAM TOTAL, MB</text:p>
          </table:table-cell>
        </table:table-row>
        <table:table-row table:style-name="ro4">
          <table:table-cell table:formula="of:=205000000" office:value-type="float" office:value="205000000">
            <text:p>205000000</text:p>
          </table:table-cell>
          <table:table-cell office:value-type="float" office:value="128000000">
            <text:p>128000000</text:p>
          </table:table-cell>
          <table:table-cell table:formula="of:=14*12*10*8" office:value-type="float" office:value="13440">
            <text:p>13440</text:p>
          </table:table-cell>
          <table:table-cell table:formula="of:=[.C20]*[.C20]*2*4" office:value-type="float" office:value="1445068800">
            <text:p>1445068800</text:p>
          </table:table-cell>
          <table:table-cell table:formula="of:=[.A20]*18" office:value-type="float" office:value="3690000000">
            <text:p>3690000000</text:p>
          </table:table-cell>
          <table:table-cell table:formula="of:=2*8*[.B20]" office:value-type="float" office:value="2048000000">
            <text:p>2048000000</text:p>
          </table:table-cell>
          <table:table-cell table:formula="of:=SUM([.D20:.F20])/1024/1024" office:value-type="float" office:value="6850.30822753906">
            <text:p>6850,31</text:p>
          </table:table-cell>
        </table:table-row>
        <table:table-row table:style-name="ro4">
          <table:table-cell office:value-type="float" office:value="117000000">
            <text:p>117000000</text:p>
          </table:table-cell>
          <table:table-cell office:value-type="float" office:value="78000000">
            <text:p>78000000</text:p>
          </table:table-cell>
          <table:table-cell table:formula="of:=12*10*8*8" office:value-type="float" office:value="7680">
            <text:p>7680</text:p>
          </table:table-cell>
          <table:table-cell table:formula="of:=[.C21]*[.C21]*2*4" office:value-type="float" office:value="471859200">
            <text:p>471859200</text:p>
          </table:table-cell>
          <table:table-cell table:formula="of:=[.A21]*18" office:value-type="float" office:value="2106000000">
            <text:p>2106000000</text:p>
          </table:table-cell>
          <table:table-cell table:formula="of:=2*8*[.B21]" office:value-type="float" office:value="1248000000">
            <text:p>1248000000</text:p>
          </table:table-cell>
          <table:table-cell table:formula="of:=SUM([.D21:.F21])/1024/1024" office:value-type="float" office:value="3648.62365722656">
            <text:p>3648,62</text:p>
          </table:table-cell>
        </table:table-row>
        <table:table-row table:style-name="ro4">
          <table:table-cell table:style-name="ce3" table:formula="of:=[.A20]*[.C22]/[.C20]" office:value-type="float" office:value="351428571.428571">
            <text:p>351428571</text:p>
          </table:table-cell>
          <table:table-cell table:style-name="ce3" table:formula="of:=[.B20]*[.C22]/[.C20]" office:value-type="float" office:value="219428571.428571">
            <text:p>219428571</text:p>
          </table:table-cell>
          <table:table-cell table:formula="of:=24*12*10*8" office:value-type="float" office:value="23040">
            <text:p>23040</text:p>
          </table:table-cell>
          <table:table-cell table:formula="of:=[.C22]*[.C22]*2*4" office:value-type="float" office:value="4246732800">
            <text:p>4246732800</text:p>
          </table:table-cell>
          <table:table-cell table:style-name="ce3" table:formula="of:=[.A22]*18" office:value-type="float" office:value="6325714285.71429">
            <text:p>6325714286</text:p>
          </table:table-cell>
          <table:table-cell table:style-name="ce3" table:formula="of:=2*8*[.B22]" office:value-type="float" office:value="3510857142.85714">
            <text:p>3510857143</text:p>
          </table:table-cell>
          <table:table-cell table:formula="of:=SUM([.D22:.F22])/1024/1024" office:value-type="float" office:value="13430.8855329241">
            <text:p>13430,89</text:p>
          </table:table-cell>
        </table:table-row>
        <table:table-row table:style-name="ro4">
          <table:table-cell table:style-name="ce3" table:formula="of:=[.A20]*[.C23]/[.C20]" office:value-type="float" office:value="527142857.142857">
            <text:p>527142857</text:p>
          </table:table-cell>
          <table:table-cell table:style-name="ce3" table:formula="of:=[.B20]*[.C23]/[.C20]" office:value-type="float" office:value="329142857.142857">
            <text:p>329142857</text:p>
          </table:table-cell>
          <table:table-cell table:formula="of:=36*12*10*8" office:value-type="float" office:value="34560">
            <text:p>34560</text:p>
          </table:table-cell>
          <table:table-cell table:formula="of:=[.C23]*[.C23]*2*4" office:value-type="float" office:value="9555148800">
            <text:p>9555148800</text:p>
          </table:table-cell>
          <table:table-cell table:style-name="ce3" table:formula="of:=[.A23]*18" office:value-type="float" office:value="9488571428.57143">
            <text:p>9488571429</text:p>
          </table:table-cell>
          <table:table-cell table:style-name="ce3" table:formula="of:=2*8*[.B23]" office:value-type="float" office:value="5266285714.28571">
            <text:p>5266285714</text:p>
          </table:table-cell>
          <table:table-cell table:formula="of:=SUM([.D23:.F23])/1024/1024" office:value-type="float" office:value="23183.8282993862">
            <text:p>23183,8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.12.2011</text:date>, <text:time>11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1-08-27T14:03:59.11</meta:creation-date>
    <dc:date>2011-12-22T11:14:49.10</dc:date>
    <dc:creator>Ivan Alles</dc:creator>
    <meta:editing-duration>PT02H45M12S</meta:editing-duration>
    <meta:editing-cycles>8</meta:editing-cycles>
    <meta:generator>OpenOffice.org/3.2$Win32 OpenOffice.org_project/320m18$Build-9502</meta:generator>
    <meta:document-statistic meta:table-count="3" meta:cell-count="94" meta:object-count="0"/>
  </office:meta>
</office:document-meta>
</file>